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6931" officeooo:paragraph-rsid="00066931"/>
    </style:style>
    <style:style style:name="P2" style:family="paragraph" style:parent-style-name="Standard">
      <style:text-properties officeooo:rsid="00066931" officeooo:paragraph-rsid="00066931"/>
    </style:style>
    <style:style style:name="P3" style:family="paragraph" style:parent-style-name="Standard">
      <style:text-properties officeooo:rsid="000a1398" officeooo:paragraph-rsid="000a1398"/>
    </style:style>
    <style:style style:name="P4" style:family="paragraph" style:parent-style-name="Standard">
      <style:text-properties officeooo:rsid="000b42e0" officeooo:paragraph-rsid="000b42e0"/>
    </style:style>
    <style:style style:name="P5" style:family="paragraph" style:parent-style-name="Standard">
      <style:text-properties officeooo:rsid="000c221d" officeooo:paragraph-rsid="000c221d"/>
    </style:style>
    <style:style style:name="P6" style:family="paragraph" style:parent-style-name="Standard">
      <style:text-properties officeooo:rsid="000cd4ff" officeooo:paragraph-rsid="000cd4ff"/>
    </style:style>
    <style:style style:name="P7" style:family="paragraph" style:parent-style-name="Standard">
      <style:text-properties officeooo:rsid="001395dd" officeooo:paragraph-rsid="001395dd"/>
    </style:style>
    <style:style style:name="P8" style:family="paragraph" style:parent-style-name="Standard">
      <style:text-properties officeooo:rsid="0013de8b" officeooo:paragraph-rsid="0013de8b"/>
    </style:style>
    <style:style style:name="T1" style:family="text">
      <style:text-properties officeooo:rsid="000760a4"/>
    </style:style>
    <style:style style:name="T2" style:family="text">
      <style:text-properties officeooo:rsid="0008e03f"/>
    </style:style>
    <style:style style:name="T3" style:family="text">
      <style:text-properties officeooo:rsid="00093505"/>
    </style:style>
    <style:style style:name="T4" style:family="text">
      <style:text-properties officeooo:rsid="000b42e0"/>
    </style:style>
    <style:style style:name="T5" style:family="text">
      <style:text-properties officeooo:rsid="000c221d"/>
    </style:style>
    <style:style style:name="T6" style:family="text">
      <style:text-properties officeooo:rsid="000cd4ff"/>
    </style:style>
    <style:style style:name="T7" style:family="text">
      <style:text-properties officeooo:rsid="000e5982"/>
    </style:style>
    <style:style style:name="T8" style:family="text">
      <style:text-properties officeooo:rsid="0010f0a4"/>
    </style:style>
    <style:style style:name="T9" style:family="text">
      <style:text-properties officeooo:rsid="00120aff"/>
    </style:style>
    <style:style style:name="T10" style:family="text">
      <style:text-properties officeooo:rsid="00143531"/>
    </style:style>
    <style:style style:name="T11" style:family="text">
      <style:text-properties officeooo:rsid="00162e55"/>
    </style:style>
    <style:style style:name="T12" style:family="text">
      <style:text-properties officeooo:rsid="001696bd"/>
    </style:style>
    <style:style style:name="T13" style:family="text">
      <style:text-properties officeooo:rsid="0019b1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ie wollen Sie das Gerät nutzen und verstauen?</text:p>
      <text:p text:style-name="P1"/>
      <text:p text:style-name="P1">Option 1: <text:span text:style-name="T1">I</text:span>n einer Hand halten <text:span text:style-name="T7">&amp;</text:span> in <text:span text:style-name="T10">der</text:span> Hosentasche <text:span text:style-name="T10">tragen</text:span>.</text:p>
      <text:p text:style-name="P1"/>
      <text:p text:style-name="P1">Option 2: In zwei Händen halten <text:span text:style-name="T7">&amp;</text:span> in kleine<text:span text:style-name="T10">n</text:span> Tragetaschen <text:span text:style-name="T10">tragen</text:span>.</text:p>
      <text:p text:style-name="P1"/>
      <text:p text:style-name="P1">Option 3: <text:span text:style-name="T1">Auf </text:span>Schoß oder Tisch nutzen <text:span text:style-name="T7">&amp;</text:span> in größeren Taschen <text:span text:style-name="T2">tragen</text:span>.</text:p>
      <text:p text:style-name="P1"/>
      <text:p text:style-name="P1"/>
      <text:p text:style-name="P3">2. Welche Aufgaben wollen Sie mit dem Gerät erledigen?</text:p>
      <text:p text:style-name="P3"/>
      <text:p text:style-name="P3">Option 1: Grundlegende<text:span text:style-name="T4">s</text:span>, wie <text:span text:style-name="T4">telefonieren, Nachrichten lesen</text:span>.</text:p>
      <text:p text:style-name="P3"/>
      <text:p text:style-name="P3">Option 2: <text:span text:style-name="T4">Online surfen und hochauflösende Videos ansehen.</text:span></text:p>
      <text:p text:style-name="P3"/>
      <text:p text:style-name="P3">Option 3: <text:span text:style-name="T4">Modernste Funktionen, z.B. neueste Spiele spielen.</text:span></text:p>
      <text:p text:style-name="P3"/>
      <text:p text:style-name="P3"/>
      <text:p text:style-name="P4">3. Wie wichtig sind Ihnen Foto- und Videofunktionen?</text:p>
      <text:p text:style-name="P4"/>
      <text:p text:style-name="P4">Option 1: Weniger wichtig <text:span text:style-name="T6">-</text:span> ich <text:span text:style-name="T5">nutze die Kamera nur selten.</text:span></text:p>
      <text:p text:style-name="P4"/>
      <text:p text:style-name="P5">Option 2: Mäßig wichtig <text:span text:style-name="T6">-</text:span> es sollten gute Fotos entstehen.</text:p>
      <text:p text:style-name="P5"/>
      <text:p text:style-name="P6">Option 3: Sehr wichtig <text:span text:style-name="T9">-</text:span> <text:span text:style-name="T8">ich will die tollsten Fotos und Videos machen.</text:span></text:p>
      <text:p text:style-name="P6"/>
      <text:p text:style-name="P6"/>
      <text:p text:style-name="P7">4. Wie teuer sollte das Gerät sein?</text:p>
      <text:p text:style-name="P7"/>
      <text:p text:style-name="P8">Option 1: Maximal 150 Euro.</text:p>
      <text:p text:style-name="P8"/>
      <text:p text:style-name="P8">Option 2: <text:span text:style-name="T11">Zwischen</text:span> <text:span text:style-name="T11">200 und 350</text:span> Euro.</text:p>
      <text:p text:style-name="P8"/>
      <text:p text:style-name="P8">Option 3: <text:span text:style-name="T13">Gerne teuer, der Preis ist zweitrangi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8:40:45.937000000</meta:creation-date>
    <dc:date>2018-01-09T20:36:37.778000000</dc:date>
    <meta:editing-duration>PT1H13M12S</meta:editing-duration>
    <meta:editing-cycles>19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16" meta:word-count="144" meta:character-count="861" meta:non-whitespace-character-count="733"/>
  </office:meta>
</office:document-meta>
</file>